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597e" officeooo:paragraph-rsid="0003597e"/>
    </style:style>
    <style:style style:name="P2" style:family="paragraph" style:parent-style-name="Standard" style:list-style-name="L1">
      <style:text-properties officeooo:rsid="0001538f" officeooo:paragraph-rsid="0001538f"/>
    </style:style>
    <style:style style:name="P3" style:family="paragraph" style:parent-style-name="Standard" style:list-style-name="L1">
      <style:text-properties officeooo:rsid="00034248" officeooo:paragraph-rsid="00034248"/>
    </style:style>
    <style:style style:name="T1" style:family="text">
      <style:text-properties officeooo:rsid="00034248"/>
    </style:style>
    <style:style style:name="T2" style:family="text">
      <style:text-properties officeooo:rsid="000740d1"/>
    </style:style>
    <style:style style:name="T3" style:family="text">
      <style:text-properties officeooo:rsid="0008e4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7006486393911611" text:style-name="L1">
        <text:list-item>
          <text:p text:style-name="P1">Tag Container - <text:span text:style-name="T2">OK</text:span></text:p>
          <text:list>
            <text:list-item>
              <text:p text:style-name="P1">Folders - <text:span text:style-name="T3">OK</text:span></text:p>
            </text:list-item>
            <text:list-item>
              <text:p text:style-name="P1">Tags</text:p>
              <text:list>
                <text:list-item>
                  <text:p text:style-name="P2">Tag tamanho fixo</text:p>
                  <text:list>
                    <text:list-item>
                      <text:p text:style-name="P2">Tag numérico</text:p>
                      <text:list>
                        <text:list-item>
                          <text:p text:style-name="P2">Tag Inteiro <text:span text:style-name="T1">(int </text:span>64 bits<text:span text:style-name="T1">)</text:span></text:p>
                          <text:list>
                            <text:list-item>
                              <text:p text:style-name="P2">Tag bitmask</text:p>
                            </text:list-item>
                            <text:list-item>
                              <text:p text:style-name="P2">PLCLinkedInteger</text:p>
                            </text:list-item>
                            <text:list-item>
                              <text:p text:style-name="P3">ArrayLinkedInteger</text:p>
                            </text:list-item>
                            <text:list-item>
                              <text:p text:style-name="P3">StructLinkedInteger</text:p>
                            </text:list-item>
                          </text:list>
                        </text:list-item>
                        <text:list-item>
                          <text:p text:style-name="P2">Tag real <text:span text:style-name="T1">(Double)</text:span></text:p>
                          <text:list>
                            <text:list-item>
                              <text:p text:style-name="P2">PLCLinkedReal</text:p>
                            </text:list-item>
                            <text:list-item>
                              <text:p text:style-name="P3">ArrayLinkedReal</text:p>
                            </text:list-item>
                            <text:list-item>
                              <text:p text:style-name="P3">StructLinkedRea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Tag Boolean</text:p>
                      <text:list>
                        <text:list-item>
                          <text:p text:style-name="P2">PLCLinkedBool</text:p>
                        </text:list-item>
                        <text:list-item>
                          <text:p text:style-name="P3">ArrayLinkedBool</text:p>
                        </text:list-item>
                        <text:list-item>
                          <text:p text:style-name="P3">StructLinkedBool</text:p>
                        </text:list-item>
                      </text:list>
                    </text:list-item>
                    <text:list-item>
                      <text:p text:style-name="P2">Tag Date time</text:p>
                      <text:list>
                        <text:list-item>
                          <text:p text:style-name="P3">PLCLinkedDateTime</text:p>
                        </text:list-item>
                        <text:list-item>
                          <text:p text:style-name="P3">ArrayLinkedDateTime</text:p>
                        </text:list-item>
                        <text:list-item>
                          <text:p text:style-name="P3">StructLinkedDateTime</text:p>
                        </text:list-item>
                      </text:list>
                    </text:list-item>
                  </text:list>
                </text:list-item>
                <text:list-item>
                  <text:p text:style-name="P2">Tag de tamanho variável</text:p>
                  <text:list>
                    <text:list-item>
                      <text:p text:style-name="P2">String</text:p>
                      <text:list>
                        <text:list-item>
                          <text:p text:style-name="P2">PLCLinkedString</text:p>
                        </text:list-item>
                        <text:list-item>
                          <text:p text:style-name="P1">ArrayLinkedString</text:p>
                        </text:list-item>
                        <text:list-item>
                          <text:p text:style-name="P1">StructLinkedString</text:p>
                        </text:list-item>
                      </text:list>
                    </text:list-item>
                    <text:list-item>
                      <text:p text:style-name="P2">Array</text:p>
                      <text:list>
                        <text:list-item>
                          <text:p text:style-name="P1">PLCLinkedArray</text:p>
                        </text:list-item>
                        <text:list-item>
                          <text:p text:style-name="P1">StructLinkedArray</text:p>
                        </text:list-item>
                      </text:list>
                    </text:list-item>
                    <text:list-item>
                      <text:p text:style-name="P2">Estrutura</text:p>
                      <text:list>
                        <text:list-item>
                          <text:p text:style-name="P1">PLCLinkedStruct</text:p>
                        </text:list-item>
                        <text:list-item>
                          <text:p text:style-name="P1">ArrayLinkedStru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Girardi</meta:initial-creator>
    <meta:creation-date>2016-08-27T10:58:30.179610425</meta:creation-date>
    <dc:date>2016-08-27T13:59:44.906426471</dc:date>
    <dc:creator>Fabio Girardi</dc:creator>
    <meta:editing-duration>PT1H2S</meta:editing-duration>
    <meta:editing-cycles>3</meta:editing-cycles>
    <meta:generator>LibreOffice/5.2.0.4$Linux_X86_64 LibreOffice_project/20m0$Build-4</meta:generator>
    <meta:document-statistic meta:table-count="0" meta:image-count="0" meta:object-count="0" meta:page-count="1" meta:paragraph-count="33" meta:word-count="87" meta:character-count="525" meta:non-whitespace-character-count="504"/>
  </office:meta>
</office:document-meta>
</file>